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00cfc4" officeooo:paragraph-rsid="0000cfc4"/>
    </style:style>
    <style:style style:name="P2" style:family="paragraph" style:parent-style-name="Title">
      <style:text-properties fo:font-weight="normal" officeooo:paragraph-rsid="0000cfc4" style:font-weight-asian="normal" style:font-weight-complex="normal"/>
    </style:style>
    <style:style style:name="P3" style:family="paragraph" style:parent-style-name="Heading_20_1">
      <style:text-properties fo:font-weight="normal" style:font-weight-asian="normal" style:font-weight-complex="normal"/>
    </style:style>
    <style:style style:name="P4" style:family="paragraph" style:parent-style-name="Table_20_Contents">
      <style:text-properties officeooo:rsid="00045259" officeooo:paragraph-rsid="00045259"/>
    </style:style>
    <style:style style:name="P5" style:family="paragraph" style:parent-style-name="Text_20_body">
      <style:text-properties fo:font-weight="normal" officeooo:paragraph-rsid="0000cfc4" style:font-weight-asian="normal" style:font-weight-complex="normal"/>
    </style:style>
    <style:style style:name="P6" style:family="paragraph" style:parent-style-name="Text_20_body">
      <style:text-properties fo:font-weight="normal" officeooo:rsid="000253de" officeooo:paragraph-rsid="000253de" style:font-weight-asian="normal" style:font-weight-complex="normal"/>
    </style:style>
    <style:style style:name="P7" style:family="paragraph" style:parent-style-name="Text_20_body">
      <style:text-properties fo:font-weight="normal" officeooo:rsid="0000cfc4" officeooo:paragraph-rsid="0000cfc4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45259" style:font-weight-asian="normal" style:font-weight-complex="normal"/>
    </style:style>
    <style:style style:name="T3" style:family="text">
      <style:text-properties fo:font-weight="normal" officeooo:rsid="0005cb27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so de Uso: Visualizar Eventos</text:p>
      <text:p text:style-name="P5"/>
      <text:h text:style-name="P3" text:outline-level="1">Atores</text:h>
      <text:p text:style-name="Text_20_body"><text:span text:style-name="T1"><text:tab/></text:span><text:span text:style-name="T2">Administrador</text:span></text:p>
      <text:h text:style-name="P3" text:outline-level="1">Descrição</text:h>
      <text:p text:style-name="Text_20_body"><text:span text:style-name="T1"><text:tab/></text:span><text:span text:style-name="T2">O administrador do sistema possui uma senha e login criado na criação do banco de dados.</text:span></text:p>
      <text:h text:style-name="P3" text:outline-level="1">Tipo</text:h>
      <text:p text:style-name="P6"><text:tab/>Primário e essencial.</text:p>
      <text:h text:style-name="P3" text:outline-level="1">Fluxo Básico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">Ação do Ator</text:p>
          </table:table-cell>
          <table:table-cell table:style-name="Tabela1.B1" office:value-type="string">
            <text:p text:style-name="P1">Resposta do Sistema</text:p>
          </table:table-cell>
        </table:table-row>
        <table:table-row>
          <table:table-cell table:style-name="Tabela1.A2" office:value-type="string">
            <text:p text:style-name="P4">1 – Administrador acessa URL de administração do sistema.</text:p>
          </table:table-cell>
          <table:table-cell table:style-name="Tabela1.B2" office:value-type="string">
            <text:p text:style-name="P4">2 – É exibido um campo para entrar com seu e-mail e senha cadastrados.</text:p>
          </table:table-cell>
        </table:table-row>
        <table:table-row>
          <table:table-cell table:style-name="Tabela1.A2" office:value-type="string">
            <text:p text:style-name="P4">3 – Administrador entra com a senha e e-mail cadastrados no ato da criação do banco de dados.</text:p>
          </table:table-cell>
          <table:table-cell table:style-name="Tabela1.B2" office:value-type="string">
            <text:p text:style-name="P4">4 – Usuário é autenticado e é exibido página de administração.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</table:table>
      <text:p text:style-name="P7"/>
      <text:h text:style-name="P3" text:outline-level="1">Fluxo Alternativo</text:h>
      <text:p text:style-name="Text_20_body"><text:span text:style-name="T1"><text:tab/></text:span><text:span text:style-name="T2">4 – Caso a senha esteja incorreta é exibido a mensagem “Senha Incorreta”.</text:span></text:p>
      <text:p text:style-name="Text_20_body"><text:span text:style-name="T2"><text:tab/>4 – Caso o login esteja incorreto é exibido a mensagem “</text:span><text:span text:style-name="T3">Usuário não cadastrado”</text:span><text:span text:style-name="T2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5T17:19:04.065000000</meta:creation-date>
    <dc:date>2014-04-16T11:22:49.290000000</dc:date>
    <meta:editing-duration>PT44S</meta:editing-duration>
    <meta:editing-cycles>4</meta:editing-cycles>
    <meta:generator>LibreOffice/4.2.3.3$Windows_x86 LibreOffice_project/882f8a0a489bc99a9e60c7905a60226254cb6ff0</meta:generator>
    <meta:document-statistic meta:table-count="1" meta:image-count="0" meta:object-count="0" meta:page-count="1" meta:paragraph-count="17" meta:word-count="116" meta:character-count="677" meta:non-whitespace-character-count="572"/>
  </office:meta>
</office:document-meta>
</file>